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rlito"/>
    </style:style>
    <style:style style:name="P2" style:family="paragraph" style:parent-style-name="Standard">
      <style:paragraph-properties fo:text-align="center" style:justify-single-word="false"/>
      <style:text-properties style:font-name="Carlito" fo:font-weight="bold" style:font-weight-asian="bold" style:font-weight-complex="bold"/>
    </style:style>
    <style:style style:name="P3" style:family="paragraph" style:parent-style-name="Standard">
      <style:text-properties style:font-name="Carlito" fo:language="it" fo:country="IT"/>
    </style:style>
    <style:style style:name="P4" style:family="paragraph" style:parent-style-name="Standard"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Carlito" fo:language="it" fo:country="IT" fo:font-weight="bold" style:font-weight-asian="bold" style:font-weight-complex="bold"/>
    </style:style>
    <style:style style:name="P6" style:family="paragraph" style:parent-style-name="Standard">
      <style:text-properties style:font-name="Carlito" fo:language="it" fo:country="IT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/>
    </style:style>
    <style:style style:name="P9" style:family="paragraph" style:parent-style-name="Standard" style:list-style-name="L1">
      <style:text-properties style:font-name="Carlito" fo:language="it" fo:country="IT"/>
    </style:style>
    <style:style style:name="P10" style:family="paragraph" style:parent-style-name="Standard" style:list-style-name="L1">
      <style:text-properties style:font-name="Carlito" fo:language="it" fo:country="IT" style:text-underline-style="solid" style:text-underline-width="auto" style:text-underline-color="font-color"/>
    </style:style>
    <style:style style:name="P11" style:family="paragraph" style:parent-style-name="Standard"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list-style-name="L2">
      <style:text-properties style:font-name="Carlito" fo:language="it" fo:country="IT" style:text-underline-style="none" fo:font-weight="normal" style:font-weight-asian="normal" style:font-weight-complex="normal"/>
    </style:style>
    <style:style style:name="P13" style:family="paragraph" style:parent-style-name="Standard" style:list-style-name="L3">
      <style:text-properties style:font-name="Carlito" fo:language="it" fo:country="IT" style:text-underline-style="none" fo:font-weight="normal" style:font-weight-asian="normal" style:font-weight-complex="normal"/>
    </style:style>
    <style:style style:name="P14" style:family="paragraph" style:parent-style-name="Standard" style:list-style-name="L2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 style:text-underline-style="none" fo:font-weight="normal" style:font-weight-asian="normal" style:font-weight-complex="normal"/>
    </style:style>
    <style:style style:name="P15" style:family="paragraph" style:parent-style-name="Standard" style:list-style-name="L3">
      <style:paragraph-properties fo:padding="0.074cm" fo:border-left="none" fo:border-right="none" fo:border-top="none" fo:border-bottom="0.002cm solid #000000" style:join-border="false"/>
      <style:text-properties style:font-name="Carlito" fo:language="it" fo:country="IT"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OLLI DI FLUSSO</text:p>
      <text:p text:style-name="P1"/>
      <text:p text:style-name="P4">Teorema di Bohm Jacopini</text:p>
      <text:p text:style-name="P4"/>
      <text:p text:style-name="P3">Per costruire un programma sono necessari tre tipologie di esecuzione:</text:p>
      <text:p text:style-name="P3">- Sequenza</text:p>
      <text:p text:style-name="P3">- Selezione</text:p>
      <text:p text:style-name="P8">- Ciclo</text:p>
      <text:p text:style-name="P3"><text:span text:style-name="T1">Blocco di istruzioni</text:span>: In pratica è una sequenza di istruzioni incluse tra “{“ e “}”</text:p>
      <text:p text:style-name="P8">un esempio è il corpo del main.</text:p>
      <text:p text:style-name="P3"><text:span text:style-name="T1">Sequenza</text:span>: istruzioni eseguite in sequenza, bisogna prestare attenzione all’ordine in cui si scrive il codice, il sistema segue pedissequamente</text:p>
      <text:p text:style-name="P3"/>
      <text:p text:style-name="P4">SELEZIONE</text:p>
      <text:p text:style-name="P3"/>
      <text:p text:style-name="P5">Struttura if:</text:p>
      <text:p text:style-name="P3"/>
      <text:p text:style-name="P3">if(espressione){</text:p>
      <text:p text:style-name="P3"><text:tab/>istruzione/blocco di istruzioni</text:p>
      <text:p text:style-name="P3">}</text:p>
      <text:p text:style-name="P3"/>
      <text:p text:style-name="P3">Se l’espressione risulta vera, l’istruzione o il blocco di istruzioni viene eseguita, in caso contrario viene saltata.</text:p>
      <text:p text:style-name="P3"/>
      <text:p text:style-name="P3">Nel caso in servisse un bivio per eseguire un altro blocco di istruzioni/istruzione nel caso del falso, si utilizza l’else.</text:p>
      <text:p text:style-name="P3"/>
      <text:p text:style-name="P5">if(espressione){</text:p>
      <text:p text:style-name="P5"><text:tab/>istruzione/blocco di istruzioni</text:p>
      <text:p text:style-name="P5">}else{</text:p>
      <text:p text:style-name="P5"><text:tab/>istruzione/blocco di istruzioni</text:p>
      <text:p text:style-name="P5">}</text:p>
      <text:p text:style-name="P8"/>
      <text:p text:style-name="P3"/>
      <text:p text:style-name="P3"/>
      <text:p text:style-name="P4">STRUTTURA SWITCH:</text:p>
      <text:p text:style-name="P6"/>
      <text:p text:style-name="P3"><text:tab/>switch(espressione):</text:p>
      <text:p text:style-name="P3"><text:tab/><text:tab/><text:tab/>case &lt;val 1&gt;: istruzione/blocco istruzioni</text:p>
      <text:p text:style-name="P3"><text:tab/><text:tab/><text:tab/>case &lt;val 2&gt;: istruzione/blocco istruzioni</text:p>
      <text:p text:style-name="P3"><text:tab/><text:tab/><text:tab/>case &lt;val 3&gt;: istruzione/blocco istruzioni</text:p>
      <text:p text:style-name="P3"><text:tab/><text:tab/>default: istruzione/blocco istruzioni</text:p>
      <text:p text:style-name="P3"/>
      <text:p text:style-name="P3">Spesso occorre confrontare un’espressione con differenti valori, si tratta di un if multiplo in cui l’unico operatore utilizzabile è (==)</text:p>
      <text:p text:style-name="P8"><text:soft-page-break/>Il default: contiene un’istruzione/blocco istruzioni che viene eseguito se nessun caso è verificato.</text:p>
      <text:p text:style-name="P3"/>
      <text:p text:style-name="P3"/>
      <text:p text:style-name="P4">ITERAZIONI</text:p>
      <text:p text:style-name="P3"/>
      <text:p text:style-name="P3">Cicli:</text:p>
      <text:p text:style-name="P3">- while</text:p>
      <text:p text:style-name="P3">- do while</text:p>
      <text:p text:style-name="P3">- for</text:p>
      <text:p text:style-name="P3"/>
      <text:p text:style-name="P4">CICLO WHILE e DO WHIlE</text:p>
      <text:p text:style-name="P3"/>
      <text:p text:style-name="P5"><text:tab/>while(espressione)</text:p>
      <text:p text:style-name="P5"><text:tab/><text:tab/>istruzione/blocco di istruzioni</text:p>
      <text:p text:style-name="P3"/>
      <text:p text:style-name="P5"><text:tab/>do</text:p>
      <text:p text:style-name="P5"><text:tab/><text:tab/>istruzione/blocco istruzioni</text:p>
      <text:p text:style-name="P5"><text:tab/>while(espressione);</text:p>
      <text:p text:style-name="P3"/>
      <text:p text:style-name="P3">- Fino a che la condizione è vera l’istruzione/blocco di istruzioni viene eseguito</text:p>
      <text:list xml:id="list4887106993328315517" text:style-name="L1">
        <text:list-item>
          <text:p text:style-name="P9">Una volta falsa, interrompe l’esecuzione</text:p>
        </text:list-item>
        <text:list-item>
          <text:p text:style-name="P10"/>
        </text:list-item>
      </text:list>
      <text:p text:style-name="P3"/>
      <text:p text:style-name="P3">Dfferenze tra i due:</text:p>
      <text:p text:style-name="P3"/>
      <text:p text:style-name="P3">- Il while effettua il controllo all’ingresso mentre il dowhile verifica l’espressione dopo aver eseguito almeno una volta il blocco di istruzioni.</text:p>
      <text:p text:style-name="P6">In base alle elaborazioni e ffettuate, si può rischiare di finire in un ciclo infinito.</text:p>
      <text:p text:style-name="P3"/>
      <text:p text:style-name="P4">CICLO FOR</text:p>
      <text:p text:style-name="P6"/>
      <text:p text:style-name="P6">Spesso, all’interno del codice, sono presenti blocchi di istruzioni che devono essere ripetuti.</text:p>
      <text:p text:style-name="P6"/>
      <text:p text:style-name="P6">for(&lt;inizializzazione&gt;; &lt;condizione&gt;; &lt;aggiornamento&gt;)</text:p>
      <text:p text:style-name="P6"><text:tab/>istruzione/blocco di istruzioni</text:p>
      <text:p text:style-name="P6"/>
      <text:p text:style-name="P6">-<text:span text:style-name="T2"> inizializzazione</text:span>: valutata inizialmente, tipicamente iniz. Variabili</text:p>
      <text:p text:style-name="P6">-<text:span text:style-name="T2"> condizione</text:span>: espressione valutata per stabilire se eseguire il corpo del ciclo</text:p>
      <text:p text:style-name="P6">- <text:span text:style-name="T2">Aggiornamento</text:span>: espressione valutata dopo aver eseguito l’istruzione/blocco di istruzioni</text:p>
      <text:p text:style-name="P6"/>
      <text:p text:style-name="P6"/>
      <text:p text:style-name="P6">Di fatto molto sovrapponibile al ciclo while (ma più comodo)</text:p>
      <text:p text:style-name="P6">Nessuna delle tre espressioni è obbligatoria --&gt; ciclo infinito se tutte assenti</text:p>
      <text:p text:style-name="P7">While e for sono intercambiabili.</text:p>
      <text:p text:style-name="P4"/>
      <text:p text:style-name="P4"><text:soft-page-break/>BREAK E CONTINUE</text:p>
      <text:p text:style-name="P4"/>
      <text:list xml:id="list8259856895829670159" text:style-name="L2">
        <text:list-item>
          <text:p text:style-name="P12"><text:span text:style-name="T2">break</text:span>: permette l'uscita dal corpo del ciclo o del case, nei cicli nidificati esce solo dal ciclo in cui viene usato</text:p>
        </text:list-item>
        <text:list-item>
          <text:p text:style-name="P14"><text:span text:style-name="T2">continue</text:span>: permette la ripetizione immediata del ciclo, nei for passo direttamente all'aggiornamento mentre nei while salto alla valutazione della condizione</text:p>
        </text:list-item>
      </text:list>
      <text:p text:style-name="P4"/>
      <text:p text:style-name="P4">Problema del ciclo infinito</text:p>
      <text:p text:style-name="P6"/>
      <text:p text:style-name="P6">Il ciclo infinito non è mai voluto, ci sono condizioni in cui servono solo a semplificare il codice e si esce da essi con il break.</text:p>
      <text:p text:style-name="P6"/>
      <text:p text:style-name="P6">Le possibilità sono:</text:p>
      <text:list xml:id="list8161890434366299770" text:style-name="L3">
        <text:list-item>
          <text:p text:style-name="P13">for(;;)</text:p>
        </text:list-item>
        <text:list-item>
          <text:p text:style-name="P15">while(1)</text:p>
        </text:list-item>
      </text:list>
      <text:p text:style-name="P4"/>
      <text:p text:style-name="P4">SALTI INCONDIZIONATI</text:p>
      <text:p text:style-name="P6">Si può utilizzare “<text:span text:style-name="T2">goto</text:span>” oppure “<text:span text:style-name="T2">label</text:span>” rendono però i programmi molto complessi e difficili da gestire e mantenere → spaghetti code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0T10:43:48.618700935</meta:creation-date>
    <dc:date>2024-12-19T18:21:10.02</dc:date>
    <meta:editing-duration>PT2H37M3S</meta:editing-duration>
    <meta:editing-cycles>30</meta:editing-cycles>
    <meta:generator>OpenOffice/4.1.15$Win32 OpenOffice.org_project/4115m2$Build-9813</meta:generator>
    <dc:creator>Alessandro Pedrazzi</dc:creator>
    <meta:document-statistic meta:table-count="0" meta:image-count="0" meta:object-count="0" meta:page-count="3" meta:paragraph-count="65" meta:word-count="438" meta:character-count="3027"/>
  </office:meta>
</office:document-meta>
</file>